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67dcc" officeooo:paragraph-rsid="00167dcc"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style:text-underline-style="none" fo:font-weight="normal" officeooo:rsid="00167dcc" officeooo:paragraph-rsid="00167dcc"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style="italic" style:text-underline-style="none" fo:font-weight="normal" officeooo:rsid="00180dc2" officeooo:paragraph-rsid="00180dc2" style:font-size-asian="10.5pt" style:font-style-asian="italic" style:font-weight-asian="normal" style:font-size-complex="12pt" style:font-style-complex="italic" style:font-weight-complex="normal"/>
    </style:style>
    <style:style style:name="P4" style:family="paragraph" style:parent-style-name="Standard">
      <style:paragraph-properties fo:text-align="start" style:justify-single-word="false"/>
      <style:text-properties fo:font-size="12pt" fo:font-style="italic" style:text-underline-style="none" fo:font-weight="normal" officeooo:rsid="00180dc2" officeooo:paragraph-rsid="00298559" style:font-size-asian="10.5pt" style:font-style-asian="italic" style:font-weight-asian="normal" style:font-size-complex="12pt" style:font-style-complex="italic" style:font-weight-complex="normal"/>
    </style:style>
    <style:style style:name="P5" style:family="paragraph" style:parent-style-name="Standard">
      <style:paragraph-properties fo:text-align="start" style:justify-single-word="false"/>
      <style:text-properties fo:font-size="12pt" fo:font-style="italic" style:text-underline-style="none" fo:font-weight="normal" officeooo:rsid="00234b41" officeooo:paragraph-rsid="00234b41" style:font-size-asian="10.5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ext-properties fo:font-size="12pt" fo:font-style="italic" style:text-underline-style="none" fo:font-weight="normal" officeooo:rsid="002208b6" officeooo:paragraph-rsid="002208b6" style:font-size-asian="10.5pt" style:font-style-asian="italic" style:font-weight-asian="normal" style:font-size-complex="12pt" style:font-style-complex="italic" style:font-weight-complex="normal"/>
    </style:style>
    <style:style style:name="P7" style:family="paragraph" style:parent-style-name="Standard">
      <style:paragraph-properties fo:text-align="start" style:justify-single-word="false"/>
      <style:text-properties fo:font-size="12pt" fo:font-style="italic" style:text-underline-style="none" fo:font-weight="normal" officeooo:rsid="001b7744" officeooo:paragraph-rsid="001b7744" style:font-size-asian="10.5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fo:font-size="12pt" fo:font-style="italic" style:text-underline-style="none" fo:font-weight="normal" officeooo:rsid="001d037d" officeooo:paragraph-rsid="001d037d" style:font-size-asian="10.5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fo:font-size="12pt" fo:font-style="italic" style:text-underline-style="none" fo:font-weight="normal" officeooo:rsid="001d6625" officeooo:paragraph-rsid="001d6625" style:font-size-asian="10.5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fo:font-size="12pt" fo:font-style="italic" style:text-underline-style="none" fo:font-weight="normal" officeooo:rsid="00199907" officeooo:paragraph-rsid="00199907" style:font-size-asian="10.5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font-size="12pt" fo:font-style="normal" style:text-underline-style="none" fo:font-weight="normal" officeooo:rsid="00180dc2" officeooo:paragraph-rsid="00180dc2"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style:text-underline-style="none" fo:font-weight="normal" officeooo:rsid="00180dc2" officeooo:paragraph-rsid="00298559"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style:text-underline-style="none" fo:font-weight="normal" officeooo:rsid="0020ce68" officeooo:paragraph-rsid="0020ce68"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style:text-underline-style="none" fo:font-weight="normal" officeooo:rsid="002208b6" officeooo:paragraph-rsid="002208b6"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style:text-underline-style="none" fo:font-weight="normal" officeooo:rsid="00199907" officeooo:paragraph-rsid="00199907"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style:text-underline-style="none" fo:font-weight="normal" officeooo:rsid="001b7744" officeooo:paragraph-rsid="001b7744"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style:text-underline-style="none" fo:font-weight="normal" officeooo:rsid="001d037d" officeooo:paragraph-rsid="001d037d"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style:text-underline-style="none" fo:font-weight="normal" officeooo:rsid="001d6625" officeooo:paragraph-rsid="001d6625"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style:text-underline-style="none" fo:font-weight="normal" officeooo:rsid="001db2f9" officeooo:paragraph-rsid="001db2f9"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style:text-underline-style="none" fo:font-weight="normal" officeooo:rsid="0026b027" officeooo:paragraph-rsid="00298559"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style:text-underline-style="none" fo:font-weight="normal" officeooo:rsid="002d2878" officeooo:paragraph-rsid="002d2878" style:font-size-asian="10.5pt" style:font-style-asian="normal" style:font-weight-asian="normal" style:font-size-complex="12pt" style:font-style-complex="normal" style:font-weight-complex="normal"/>
    </style:style>
    <style:style style:name="T1" style:family="text">
      <style:text-properties officeooo:rsid="00199907"/>
    </style:style>
    <style:style style:name="T2" style:family="text">
      <style:text-properties officeooo:rsid="001db2f9"/>
    </style:style>
    <style:style style:name="T3" style:family="text">
      <style:text-properties officeooo:rsid="001f5584"/>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officeooo:rsid="002208b6"/>
    </style:style>
    <style:style style:name="T6" style:family="text">
      <style:text-properties officeooo:rsid="0023e7b5"/>
    </style:style>
    <style:style style:name="T7" style:family="text">
      <style:text-properties officeooo:rsid="002aa144"/>
    </style:style>
    <style:style style:name="T8" style:family="text">
      <style:text-properties officeooo:rsid="002af2aa"/>
    </style:style>
    <style:style style:name="T9" style:family="text">
      <style:text-properties officeooo:rsid="002c4fef"/>
    </style:style>
    <style:style style:name="T10" style:family="text">
      <style:text-properties officeooo:rsid="002ef7f2"/>
    </style:style>
    <style:style style:name="T11" style:family="text">
      <style:text-properties officeooo:rsid="002f19de"/>
    </style:style>
    <style:style style:name="T12" style:family="text">
      <style:text-properties officeooo:rsid="00300245"/>
    </style:style>
    <style:style style:name="T13" style:family="text">
      <style:text-properties officeooo:rsid="00303909"/>
    </style:style>
    <style:style style:name="T14" style:family="text">
      <style:text-properties officeooo:rsid="003444d9"/>
    </style:style>
    <style:style style:name="T15" style:family="text">
      <style:text-properties officeooo:rsid="00357f2f"/>
    </style:style>
    <style:style style:name="T16" style:family="text">
      <style:text-properties officeooo:rsid="0037220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RIPT OPMON LAZULI EVENT 1 : La maman et le prof</text:p>
      <text:p text:style-name="P1"/>
      <text:p text:style-name="P2"/>
      <text:p text:style-name="P3">MerePP sur le tapis du milieu, devant elle, le personnage principal tout les 2 de profil face a face</text:p>
      <text:p text:style-name="P3"/>
      <text:p text:style-name="P11">MerePP : Pierre, il faudra faire avec, je sais que c’est difficile, que <text:span text:style-name="T11">ça </text:span>chamboule ta vie, mais voi<text:span text:style-name="T11">s</text:span> <text:span text:style-name="T11">ça </text:span>comme un nouveau départ ! Tu pourra essayer de te trouver de nouveaux amis dans le coin, <text:span text:style-name="T2">en </text:span><text:s/>fa<text:span text:style-name="T2">isant </text:span>connaissances avec les voisins… En f<text:span text:style-name="T1">ai</text:span>sant bien entendu attention aux OPMons qui rodent…</text:p>
      <text:p text:style-name="P12">MerePP : <text:span text:style-name="T11">Oui, je sais, nous sommes un peu dans un trou paumé... </text:span>C’ét<text:span text:style-name="T1">a</text:span>it le moins cher, <text:span text:style-name="T12">mais au moins le paysage est magnifique, c’est une toute nouvelle région !</text:span></text:p>
      <text:p text:style-name="P20">MerePP : <text:span text:style-name="T13">Va prendre l’air, tu pourras voir la beauté du paysage !</text:span></text:p>
      <text:p text:style-name="P4">Animation ou le PP sort de chez lui, <text:span text:style-name="T1">impossible d’aller au labo, c’est fermé, ni d’aller vers la route 1 car une personne te dit qu’il faut avoir un OPMon pour passer. La seule possibilité pour vous est d’aller chez le rival.</text:span></text:p>
      <text:p text:style-name="P10">Le rival est dans sa maison, devant le tapis, <text:span text:style-name="T8">près</text:span> a vous accueillir. <text:span text:style-name="T14">E</text:span>n lui parlant :</text:p>
      <text:p text:style-name="P10">//<text:span text:style-name="T16">A Améliorer//</text:span></text:p>
      <text:p text:style-name="P15">Rival : Bonjour ! Tu doit être le nouveau ! <text:s/><text:span text:style-name="T15">A</text:span>lors, le déménagement n’a pas été trop long ?</text:p>
      <text:p text:style-name="P21">PP : -Non, juste compliqué de tout perdre -Si, un peu.</text:p>
      <text:p text:style-name="P16">Rival : Ah, tu as l’air déprimé… Ça va bien ?</text:p>
      <text:p text:style-name="P16">PP : Non , pas trop, mes parents ont divorcés, c’est pour cela que je viens habité ici</text:p>
      <text:p text:style-name="P16">-<text:span text:style-name="T10">Oui ça va , enfin, je croit.</text:span></text:p>
      <text:p text:style-name="P16">Rival : Tu n’as donc plus de maisons ??! <text:span text:style-name="T7">Déjà</text:span> !</text:p>
      <text:p text:style-name="P16"><text:span text:style-name="T8">Ok, </text:span><text:s/>E<text:span text:style-name="T7">t</text:span> bien… Si tu veux je peut t’héberger un moment…</text:p>
      <text:p text:style-name="P7">Entrée du <text:span text:style-name="T8">père</text:span> du rival (Kiwai) </text:p>
      <text:p text:style-name="P16">Kiwai : Oh ! Bien le bonjour Pierre ! Alors depuis le temps, tu es bien installé ?</text:p>
      <text:p text:style-name="P16">Rival : Je lui ai proposer de venir habiter ici un temps.</text:p>
      <text:p text:style-name="P16">Kiwai : ? Comment ça ? Bon, Pierre, viens au labo, je te rejoins. J’ai quelque chose à <text:span text:style-name="T7">régler.</text:span></text:p>
      <text:p text:style-name="P8">Vous devez vous rendre au laboratoire OPMon de Fauxbourg Euvi</text:p>
      <text:p text:style-name="P8">Arrivée au labo, en parlant à une employé du laboratoire</text:p>
      <text:p text:style-name="P17"/>
      <text:p text:style-name="P17">Assistante Johanne : <text:s/>Bienvenue au Laboratoire OPMon de Fbx Euvi ! Que puis je pour vous ?</text:p>
      <text:p text:style-name="P17"/>
      <text:p text:style-name="P18">A.Jo : <text:span text:style-name="T9">Il t’as donné rdv ici ? M</text:span>a foi, j’espere pour vous qu’il ne sera pas long. </text:p>
      <text:p text:style-name="P18">…</text:p>
      <text:p text:style-name="P18">Oh, et bien le voila déjà !</text:p>
      <text:p text:style-name="P18"/>
      <text:p text:style-name="P9">Arrivée du prof Kiwai</text:p>
      <text:p text:style-name="P11"/>
      <text:p text:style-name="P19">Kiwai : Apres reflexion, il serai preferable que tu aye rejoindre ton pere, dans ton ancienne maison, <text:span text:style-name="T3">à Euville. Mais tu ne peut pas y aller seul, moi je ne peut pas t’accompagner, j’ai trop de travail et je ne veux pas que mon fils t’accompagne, il est trop jeune. J’ai doncpenser que ce serai interressant de te confier ma nouvelle invention, une invention qui permet de capturer des OPMons et de les stocker à l’interieur, et de ressortir à n’importe quel moment cet OPMon, pour qu’il te protege.</text:span></text:p>
      <text:p text:style-name="P13">Cet objet, c’est l’<text:span text:style-name="T4">Encens Kiwai . </text:span>Avec lui, tu pourra stocker sur toi <text:span text:style-name="T6">6</text:span> OPMons, Si un jour tu reussi à en capturer plus, il faudra stocker les OPMOns dont tu ne te sert pas pour l’instant dans un PC.</text:p>
      <text:p text:style-name="P13">Je te donne donc cet objet. (Don de l’Encen Kiwai)</text:p>
      <text:p text:style-name="P13">Mais bien sur, il ne serai rien sans un OPMon, tu pourra te protéger des hautes herbes grâce à lui, il t’aidera dans ton voyage jusqu’à la ville. <text:span text:style-name="T5">Choisi en 1 parmis ces 3 créatures :</text:span></text:p>
      <text:p text:style-name="P6">Choix entre Titbraise, Nanophin et Rosarin.</text:p>
      <text:p text:style-name="P14"/>
      <text:p text:style-name="P14">Kiwai : Bien ! Maintenant nous sommes quite, bonne chance dans ta route, Pierre !</text:p>
      <text:p text:style-name="P14"><text:soft-page-break/></text:p>
      <text:p text:style-name="P5">Fin de cet ev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1T16:53:46.880362516</meta:creation-date>
    <dc:date>2017-06-14T10:15:40.144586685</dc:date>
    <meta:editing-duration>PT49M30S</meta:editing-duration>
    <meta:editing-cycles>30</meta:editing-cycles>
    <meta:generator>LibreOffice/5.1.6.2$Linux_X86_64 LibreOffice_project/10m0$Build-2</meta:generator>
    <meta:document-statistic meta:table-count="0" meta:image-count="0" meta:object-count="0" meta:page-count="2" meta:paragraph-count="33" meta:word-count="596" meta:character-count="3076" meta:non-whitespace-character-count="2507"/>
  </office:meta>
</office:document-meta>
</file>